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5-09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5-05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5-02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4-12-0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4-08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4-05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4-03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3-11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3-07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3-05-1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3-03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2-10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2-07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2-04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2-01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1-10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1-06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1-04-05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1-02-0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0-10-0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0-06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0-04-0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20-01-0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9-10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9-06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9-04-1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9-02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8-10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8-06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8-04-16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8-01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7-10-1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7-06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7-04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7-01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6-11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6-10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6-06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6-04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6-01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5-10-0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5-07-0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5-04-1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5-01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4-10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4-06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4-04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4-02-1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3-12-1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3-09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3-06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3-03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3-01-1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2-09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2-06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2-04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2-01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1-09-2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1-06-2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1-03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0-12-0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10-05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9-12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9-01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30110135601</text:p>
          </table:table-cell>
          <table:table-cell office:value-type="string" calcext:value-type="string">
            <text:p>D-21-21 20ACC1 [MW-4]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6" meta:object-count="0"/>
    <meta:user-defined meta:name="AppVersion">3.0</meta:user-defined>
  </office:meta>
</office:document-meta>
</file>